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eb2" officeooo:paragraph-rsid="00124eb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4eb2" officeooo:paragraph-rsid="00124eb2" style:font-weight-asian="bold" style:font-weight-complex="bold"/>
    </style:style>
    <style:style style:name="P3" style:family="paragraph" style:parent-style-name="Standard">
      <style:text-properties officeooo:rsid="0013709c" officeooo:paragraph-rsid="0013709c"/>
    </style:style>
    <style:style style:name="P4" style:family="paragraph" style:parent-style-name="Standard">
      <style:text-properties officeooo:rsid="0015c6b5" officeooo:paragraph-rsid="0015c6b5"/>
    </style:style>
    <style:style style:name="P5" style:family="paragraph" style:parent-style-name="Standard">
      <style:text-properties officeooo:rsid="001955f2" officeooo:paragraph-rsid="001955f2"/>
    </style:style>
    <style:style style:name="P6" style:family="paragraph" style:parent-style-name="Standard">
      <style:text-properties officeooo:rsid="0015c6b5" officeooo:paragraph-rsid="0015c6b5"/>
    </style:style>
    <style:style style:name="P7" style:family="paragraph" style:parent-style-name="Standard">
      <style:paragraph-properties fo:break-before="page"/>
      <style:text-properties officeooo:rsid="0015c6b5" officeooo:paragraph-rsid="0015c6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09c" style:font-weight-asian="bold" style:font-weight-complex="bold"/>
    </style:style>
    <style:style style:name="T3" style:family="text">
      <style:text-properties officeooo:rsid="00137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ffee house Project</text:p>
      <text:p text:style-name="P1"/>
      <text:p text:style-name="P1"><text:span text:style-name="T1">objective:</text:span> Show news about coffee and <text:s/>sale products with high quality per hood prices.</text:p>
      <text:p text:style-name="P1"/>
      <text:p text:style-name="P1"><text:span text:style-name="T1">target Audience:</text:span> coffee connoisseurs.</text:p>
      <text:p text:style-name="P1"/>
      <text:p text:style-name="P1">List of Features and Functionality: <text:span text:style-name="T2">header</text:span><text:span text:style-name="T3"> with: title, logo(img.jpg), nav menu(six nav).</text:span></text:p>
      <text:p text:style-name="P1"/>
      <text:p text:style-name="P1"/>
      <text:p text:style-name="P3"><text:span text:style-name="T1">The body </text:span>of the site will have six sections. Each section will have a figure with an image of the product, one below an article with title and description and a button to make the purchase or learn more;</text:p>
      <text:p text:style-name="P3"/>
      <text:p text:style-name="P4"><text:span text:style-name="T1">Footer: <text:s/></text:span>the footer has: information about payment methods, delivery methods, social networks e newsletter.</text:p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6:56:39.856839695</meta:creation-date>
    <meta:generator>LibreOffice/7.0.4.2$Linux_X86_64 LibreOffice_project/00$Build-2</meta:generator>
    <dc:date>2023-08-12T18:42:29.605079974</dc:date>
    <meta:editing-duration>PT53M30S</meta:editing-duration>
    <meta:editing-cycles>10</meta:editing-cycles>
    <meta:document-statistic meta:table-count="0" meta:image-count="0" meta:object-count="0" meta:page-count="2" meta:paragraph-count="6" meta:word-count="86" meta:character-count="543" meta:non-whitespace-character-count="461"/>
  </office:meta>
</office:document-meta>
</file>